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22816666666667cm"/>
    </style:style>
    <style:style style:name="co2" style:family="table-column">
      <style:table-column-properties fo:break-before="auto" style:column-width="8.636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7pt" style:use-optimal-row-height="false" fo:break-before="auto"/>
    </style:style>
    <style:style style:name="ro2" style:family="table-row">
      <style:table-row-properties style:row-height="15.6pt" style:use-optimal-row-height="true" fo:break-before="auto"/>
    </style:style>
    <style:style style:name="ro3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Employment Type <text:s/>Code</text:p>
          </table:table-cell>
          <table:table-cell office:value-type="string" table:style-name="ce2">
            <text:p>Employment Type Na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Permanent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Contractu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Casual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Part Tim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Others</text:p>
          </table:table-cell>
          <table:table-cell table:number-columns-repeated="16382"/>
        </table:table-row>
        <table:table-row table:number-rows-repeated="104857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AKRITI</meta:initial-creator>
    <dc:creator>Apoorva Sharma</dc:creator>
    <meta:creation-date>2020-01-07T16:43:16Z</meta:creation-date>
    <dc:date>2020-04-29T12:08:07Z</dc:date>
    <meta:user-defined meta:name="WorkbookGuid">1b0e2584-4f96-421e-aba4-5ffc1e64c407</meta:user-defined>
    <meta:user-defined meta:name="ConnectionInfosStorage">WorkbookXmlParts</meta:user-defined>
  </office:meta>
</office:document-meta>
</file>